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700000694FC6EB28692B6B1F9.png" manifest:media-type="image/png"/>
  <manifest:file-entry manifest:full-path="Pictures/10000001000004A700000694FBCA6166D313D715.png" manifest:media-type="image/png"/>
  <manifest:file-entry manifest:full-path="Pictures/10000001000004A70000069468376EC9310064F4.png" manifest:media-type="image/png"/>
  <manifest:file-entry manifest:full-path="Pictures/10000001000004A700000694E8D99A2D064524CC.png" manifest:media-type="image/png"/>
  <manifest:file-entry manifest:full-path="Pictures/10000001000004A70000069400443A7A84BBE104.png" manifest:media-type="image/png"/>
  <manifest:file-entry manifest:full-path="Pictures/10000000000004A70000069446D1E0D71085D7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546cm, 18.274cm, 7.583cm, 7.707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483cm, 19.369cm, 4.308cm, 6.975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5cm, 5.33cm, 31.055cm, 21.648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2.207cm, 21.596cm, 4.981cm, 4.136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2.461cm, 7.352cm, 4.06cm, 18.419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163cm, 11.056cm, 3.629cm, 6.633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7.7cm" svg:x="1cm" svg:y="0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18cm" svg:height="7.876cm" svg:x="0.4cm" svg:y="0.45cm">
          <draw:image xlink:href="Pictures/10000001000004A700000694FBCA6166D313D715.png" xlink:type="simple" xlink:show="embed" xlink:actuate="onLoad" draw:mime-type="image/png">
            <text:p/>
          </draw:image>
        </draw:frame>
        <draw:frame draw:style-name="gr3" draw:text-style-name="P2" draw:layer="layout" svg:width="6.588cm" svg:height="8.225cm" svg:x="6.661cm" svg:y="1cm">
          <draw:image xlink:href="Pictures/10000001000004A700000694FC6EB28692B6B1F9.png" xlink:type="simple" xlink:show="embed" xlink:actuate="onLoad" draw:mime-type="image/png">
            <text:p/>
          </draw:image>
        </draw:frame>
        <draw:frame draw:style-name="gr4" draw:text-style-name="P2" draw:layer="layout" svg:width="6.143cm" svg:height="7.478cm" svg:x="13.6cm" svg:y="8.1cm">
          <draw:image xlink:href="Pictures/10000001000004A70000069468376EC9310064F4.png" xlink:type="simple" xlink:show="embed" xlink:actuate="onLoad" draw:mime-type="image/png">
            <text:p/>
          </draw:image>
        </draw:frame>
        <draw:frame draw:style-name="gr5" draw:text-style-name="P2" draw:layer="layout" svg:width="6.727cm" svg:height="8.376cm" svg:x="0.8cm" svg:y="7.227cm">
          <draw:image xlink:href="Pictures/10000001000004A700000694E8D99A2D064524CC.png" xlink:type="simple" xlink:show="embed" xlink:actuate="onLoad" draw:mime-type="image/png">
            <text:p/>
          </draw:image>
        </draw:frame>
        <draw:frame draw:style-name="gr6" draw:text-style-name="P2" draw:layer="layout" svg:width="6.908cm" svg:height="8.758cm" svg:x="6.81cm" svg:y="8.942cm">
          <draw:image xlink:href="Pictures/10000001000004A70000069400443A7A84BBE104.png" xlink:type="simple" xlink:show="embed" xlink:actuate="onLoad" draw:mime-type="image/png">
            <text:p/>
          </draw:image>
        </draw:frame>
        <draw:frame draw:style-name="gr7" draw:text-style-name="P2" draw:layer="layout" svg:width="6.307cm" svg:height="7.406cm" svg:x="13.243cm" svg:y="1.25cm">
          <draw:image xlink:href="Pictures/10000000000004A70000069446D1E0D71085D727.png" xlink:type="simple" xlink:show="embed" xlink:actuate="onLoad" draw:mime-type="image/png">
            <text:p/>
          </draw:image>
        </draw:frame>
        <draw:frame draw:style-name="gr8" draw:text-style-name="P3" draw:layer="layout" svg:width="1cm" svg:height="1.038cm" svg:x="4.5cm" svg:y="6.1cm">
          <draw:text-box>
            <text:p><text:span text:style-name="T1">A</text:span></text:p>
          </draw:text-box>
        </draw:frame>
        <draw:frame draw:style-name="gr8" draw:text-style-name="P3" draw:layer="layout" svg:width="1cm" svg:height="1.038cm" svg:x="11.3cm" svg:y="7.8cm">
          <draw:text-box>
            <text:p><text:span text:style-name="T1">B</text:span></text:p>
          </draw:text-box>
        </draw:frame>
        <draw:frame draw:style-name="gr8" draw:text-style-name="P3" draw:layer="layout" svg:width="1.25cm" svg:height="1.038cm" svg:x="17.45cm" svg:y="6.6cm">
          <draw:text-box>
            <text:p><text:span text:style-name="T1">C</text:span></text:p>
          </draw:text-box>
        </draw:frame>
        <draw:frame draw:style-name="gr8" draw:text-style-name="P3" draw:layer="layout" svg:width="1cm" svg:height="1.038cm" svg:x="4.5cm" svg:y="14.462cm">
          <draw:text-box>
            <text:p><text:span text:style-name="T1">D</text:span></text:p>
          </draw:text-box>
        </draw:frame>
        <draw:frame draw:style-name="gr8" draw:text-style-name="P3" draw:layer="layout" svg:width="1cm" svg:height="1.038cm" svg:x="11.5cm" svg:y="16cm">
          <draw:text-box>
            <text:p><text:span text:style-name="T1">E</text:span></text:p>
          </draw:text-box>
        </draw:frame>
        <draw:frame draw:style-name="gr8" draw:text-style-name="P3" draw:layer="layout" svg:width="1cm" svg:height="1.038cm" svg:x="17.4cm" svg:y="14.3cm">
          <draw:text-box>
            <text:p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17T17:12:40.698000000</dc:date>
    <meta:editing-duration>PT19H58M20S</meta:editing-duration>
    <meta:editing-cycles>14</meta:editing-cycles>
    <meta:generator>LibreOffice/7.4.1.2$Windows_X86_64 LibreOffice_project/3c58a8f3a960df8bc8fd77b461821e42c061c5f0</meta:generator>
    <meta:document-statistic meta:object-count="13"/>
  </office:meta>
</office:document-meta>
</file>